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-production-title" style:family="table">
      <style:table-properties style:width="27.7cm" table:align="margins"/>
    </style:style>
    <style:style style:name="Table-production-title.A" style:family="table-column">
      <style:table-column-properties style:column-width="21.814cm" style:rel-column-width="51609*"/>
    </style:style>
    <style:style style:name="Table-production-title.B" style:family="table-column">
      <style:table-column-properties style:column-width="5.886cm" style:rel-column-width="13926*"/>
    </style:style>
    <style:style style:name="Table-production-title.A1" style:family="table-cell">
      <style:table-cell-properties fo:padding="0.101cm" fo:border="none" style:writing-mode="page"/>
    </style:style>
    <style:style style:name="Table-infos" style:family="table">
      <style:table-properties style:width="27.69cm" fo:break-before="column" table:align="left"/>
    </style:style>
    <style:style style:name="Table-infos.A" style:family="table-column">
      <style:table-column-properties style:column-width="9.899cm"/>
    </style:style>
    <style:style style:name="Table-infos.B" style:family="table-column">
      <style:table-column-properties style:column-width="17.791cm"/>
    </style:style>
    <style:style style:name="Table-infos.A1" style:family="table-cell">
      <style:table-cell-properties style:vertical-align="middle" fo:padding="0.097cm" fo:border-left="1pt solid #000000" fo:border-right="1pt solid #000000" fo:border-top="1pt solid #000000" fo:border-bottom="none" style:writing-mode="page"/>
    </style:style>
    <style:style style:name="Table-infos.B1" style:family="table-cell">
      <style:table-cell-properties style:vertical-align="middle" fo:padding="0.097cm" fo:border-left="none" fo:border-right="1pt solid #000000" fo:border-top="1pt solid #000000" fo:border-bottom="none" style:writing-mode="page"/>
    </style:style>
    <style:style style:name="Table-infos.A2" style:family="table-cell">
      <style:table-cell-properties style:vertical-align="middle" fo:padding="0.097cm" fo:border-left="1pt solid #000000" fo:border-right="1pt solid #000000" fo:border-top="none" fo:border-bottom="none" style:writing-mode="page"/>
    </style:style>
    <style:style style:name="Table-infos.B2" style:family="table-cell">
      <style:table-cell-properties style:vertical-align="middle" fo:padding="0.097cm" fo:border-left="none" fo:border-right="1pt solid #000000" fo:border-top="none" fo:border-bottom="none" style:writing-mode="page"/>
    </style:style>
    <style:style style:name="Table-infos.A4" style:family="table-cell">
      <style:table-cell-properties style:vertical-align="middle" fo:padding="0.097cm" fo:border-left="1pt solid #000000" fo:border-right="1pt solid #000000" fo:border-top="none" fo:border-bottom="1pt solid #000000" style:writing-mode="page"/>
    </style:style>
    <style:style style:name="Table-varieties" style:family="table">
      <style:table-properties style:width="17.597cm" table:align="margins"/>
    </style:style>
    <style:style style:name="Table-varieties.A" style:family="table-column">
      <style:table-column-properties style:column-width="17.597cm" style:rel-column-width="65535*"/>
    </style:style>
    <style:style style:name="Table-varieties.A1" style:family="table-cell">
      <style:table-cell-properties style:writing-mode="page"/>
    </style:style>
    <style:style style:name="Table-varieties" style:family="table">
      <style:table-properties style:width="17.597cm" table:align="margins"/>
    </style:style>
    <style:style style:name="Table-varieties.A" style:family="table-column">
      <style:table-column-properties style:column-width="17.597cm" style:rel-column-width="65535*"/>
    </style:style>
    <style:style style:name="Table-varieties.A1" style:family="table-cell">
      <style:table-cell-properties style:writing-mode="page"/>
    </style:style>
    <style:style style:name="Table-intervention" style:family="table">
      <style:table-properties style:width="27.693cm" table:align="left"/>
    </style:style>
    <style:style style:name="Table-intervention.A" style:family="table-column">
      <style:table-column-properties style:column-width="3.463cm"/>
    </style:style>
    <style:style style:name="Table-intervention.B" style:family="table-column">
      <style:table-column-properties style:column-width="2.028cm"/>
    </style:style>
    <style:style style:name="Table-intervention.C" style:family="table-column">
      <style:table-column-properties style:column-width="1.808cm"/>
    </style:style>
    <style:style style:name="Table-intervention.D" style:family="table-column">
      <style:table-column-properties style:column-width="2.711cm"/>
    </style:style>
    <style:style style:name="Table-intervention.E" style:family="table-column">
      <style:table-column-properties style:column-width="4.785cm"/>
    </style:style>
    <style:style style:name="Table-intervention.F" style:family="table-column">
      <style:table-column-properties style:column-width="2.314cm"/>
    </style:style>
    <style:style style:name="Table-intervention.G" style:family="table-column">
      <style:table-column-properties style:column-width="4.498cm"/>
    </style:style>
    <style:style style:name="Table-intervention.H" style:family="table-column">
      <style:table-column-properties style:column-width="6.085cm"/>
    </style:style>
    <style:style style:name="Table-intervention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-intervention.B1" style:family="table-cell">
      <style:table-cell-properties style:vertical-align="middle" fo:background-color="#eeeeee" fo:padding="0.101cm" fo:border-left="none" fo:border-right="none" fo:border-top="0.5pt solid #000000" fo:border-bottom="0.5pt solid #000000" style:writing-mode="page">
        <style:background-image/>
      </style:table-cell-properties>
    </style:style>
    <style:style style:name="Table-intervention.H1" style:family="table-cell">
      <style:table-cell-properties style:vertical-align="middle" fo:background-color="#eeeeee" fo:padding="0.101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-intervention.A2" style:family="table-cell">
      <style:table-cell-properties style:vertical-align="middle" fo:padding="0.101cm" fo:border-left="0.5pt solid #000000" fo:border-right="none" fo:border-top="0.5pt solid #000000" fo:border-bottom="0.5pt solid #000000" style:writing-mode="page"/>
    </style:style>
    <style:style style:name="Table-intervention.B2" style:family="table-cell">
      <style:table-cell-properties style:vertical-align="middle" fo:padding="0.101cm" fo:border-left="none" fo:border-right="none" fo:border-top="0.5pt solid #000000" fo:border-bottom="0.5pt solid #000000" style:writing-mode="page"/>
    </style:style>
    <style:style style:name="Table-intervention.C2" style:family="table-cell">
      <style:table-cell-properties style:vertical-align="middle" fo:padding="0.101cm" fo:border-left="none" fo:border-right="none" fo:border-top="0.5pt solid #000000" fo:border-bottom="0.5pt solid #000000" style:writing-mode="page"/>
    </style:style>
    <style:style style:name="Table-intervention.D2" style:family="table-cell">
      <style:table-cell-properties style:vertical-align="middle" fo:padding="0.101cm" fo:border-left="none" fo:border-right="none" fo:border-top="0.5pt solid #000000" fo:border-bottom="0.5pt solid #000000" style:writing-mode="page"/>
    </style:style>
    <style:style style:name="Table-intervention.E2" style:family="table-cell">
      <style:table-cell-properties style:vertical-align="middle" fo:padding="0.101cm" fo:border-left="none" fo:border-right="none" fo:border-top="0.5pt solid #000000" fo:border-bottom="0.5pt solid #000000" style:writing-mode="page"/>
    </style:style>
    <style:style style:name="Table-intervention.H2" style:family="table-cell">
      <style:table-cell-properties style:vertical-align="middle" fo:padding="0.101cm" fo:border-left="none" fo:border-right="0.5pt solid #000000" fo:border-top="0.5pt solid #000000" fo:border-bottom="0.5pt solid #000000" style:writing-mode="page"/>
    </style:style>
    <style:style style:name="Table-input" style:family="table">
      <style:table-properties style:width="11.407cm" fo:margin-left="0cm" table:align="left"/>
    </style:style>
    <style:style style:name="Table-input.A" style:family="table-column">
      <style:table-column-properties style:column-width="4.674cm"/>
    </style:style>
    <style:style style:name="Table-input.B" style:family="table-column">
      <style:table-column-properties style:column-width="2.323cm"/>
    </style:style>
    <style:style style:name="Table-input.C" style:family="table-column">
      <style:table-column-properties style:column-width="4.41cm"/>
    </style:style>
    <style:style style:name="Table-input.A1" style:family="table-cell">
      <style:table-cell-properties style:vertical-align="middle" style:writing-mode="page"/>
    </style:style>
    <style:style style:name="Table-input" style:family="table">
      <style:table-properties style:width="11.407cm" fo:margin-left="0cm" table:align="left"/>
    </style:style>
    <style:style style:name="Table-input.A" style:family="table-column">
      <style:table-column-properties style:column-width="4.674cm"/>
    </style:style>
    <style:style style:name="Table-input.B" style:family="table-column">
      <style:table-column-properties style:column-width="2.323cm"/>
    </style:style>
    <style:style style:name="Table-input.C" style:family="table-column">
      <style:table-column-properties style:column-width="4.41cm"/>
    </style:style>
    <style:style style:name="Table-input.A1" style:family="table-cell">
      <style:table-cell-properties style:vertical-align="middle" style:writing-mode="page"/>
    </style:style>
    <style:style style:name="no-data-table" style:family="table">
      <style:table-properties style:width="27.7cm" table:align="margins"/>
    </style:style>
    <style:style style:name="no-data-table.A" style:family="table-column">
      <style:table-column-properties style:column-width="27.7cm" style:rel-column-width="65535*"/>
    </style:style>
    <style:style style:name="no-data-table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o" fo:font-size="10pt" fo:font-style="italic" officeooo:rsid="00307e29" officeooo:paragraph-rsid="00b5cd55" style:font-size-asian="10pt" style:font-style-asian="italic" style:font-size-complex="10pt" style:font-style-complex="italic"/>
    </style:style>
    <style:style style:name="P2" style:family="paragraph" style:parent-style-name="Table_20_Contents">
      <style:paragraph-properties fo:margin-top="0.101cm" fo:margin-bottom="0.101cm" loext:contextual-spacing="false"/>
      <style:text-properties fo:font-size="20pt" style:font-size-asian="20pt" style:font-size-complex="20pt"/>
    </style:style>
    <style:style style:name="P3" style:family="paragraph" style:parent-style-name="Table_20_Contents">
      <style:paragraph-properties fo:margin-top="0.101cm" fo:margin-bottom="0.101cm" loext:contextual-spacing="false"/>
      <style:text-properties fo:font-size="20pt" officeooo:rsid="00b5cd55" officeooo:paragraph-rsid="00b5cd55" style:font-size-asian="20pt" style:font-size-complex="20pt"/>
    </style:style>
    <style:style style:name="P4" style:family="paragraph" style:parent-style-name="Table_20_Contents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0pt" officeooo:rsid="00aa452e" officeooo:paragraph-rsid="00aa452e" style:font-size-asian="10pt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0pt" officeooo:rsid="00c221ee" officeooo:paragraph-rsid="00c221ee" style:font-size-asian="10pt" style:font-size-complex="10pt"/>
    </style:style>
    <style:style style:name="P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0pt" fo:font-weight="bold" officeooo:rsid="00aa452e" officeooo:paragraph-rsid="00aa452e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top="0.101cm" fo:margin-bottom="0.101cm" loext:contextual-spacing="false"/>
      <style:text-properties fo:font-size="8pt" officeooo:rsid="00ac126a" officeooo:paragraph-rsid="00ac126a" style:font-size-asian="8pt" style:font-size-complex="8pt"/>
    </style:style>
    <style:style style:name="P9" style:family="paragraph" style:parent-style-name="Table_20_Contents">
      <style:paragraph-properties fo:margin-top="0.101cm" fo:margin-bottom="0.101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.101cm" fo:margin-bottom="0.101cm" loext:contextual-spacing="false"/>
      <style:text-properties fo:font-size="8pt" fo:font-weight="normal" officeooo:rsid="00ac126a" officeooo:paragraph-rsid="00ac126a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margin-top="0.101cm" fo:margin-bottom="0.101cm" loext:contextual-spacing="false"/>
      <style:text-properties fo:font-size="22pt" officeooo:rsid="00b9895e" officeooo:paragraph-rsid="00b9895e" style:font-size-asian="19.25pt" style:font-size-complex="22pt"/>
    </style:style>
    <style:style style:name="P12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6pt" officeooo:rsid="00bdba28" officeooo:paragraph-rsid="00bdba28" style:font-size-asian="16pt" style:font-size-complex="16pt"/>
    </style:style>
    <style:style style:name="P13" style:family="paragraph" style:parent-style-name="Table_20_Contents">
      <style:paragraph-properties fo:margin-top="0.101cm" fo:margin-bottom="0.101cm" loext:contextual-spacing="false" fo:text-align="end" style:justify-single-word="false"/>
      <style:text-properties fo:font-size="16pt" officeooo:rsid="00bdba28" officeooo:paragraph-rsid="00bdba28" style:font-size-asian="16pt" style:font-size-complex="16pt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Lato" fo:font-size="10pt" fo:font-weight="bold" officeooo:rsid="00c221ee" officeooo:paragraph-rsid="00c221ee" style:font-name-asian="DejaVu Sans Mono" style:font-size-asian="10pt" style:font-weight-asian="bold" style:font-name-complex="Liberation Mono" style:font-size-complex="10pt" style:font-weight-complex="bold"/>
    </style:style>
    <style:style style:name="P1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ato" fo:font-size="10pt" fo:font-style="italic" officeooo:rsid="00a91021" officeooo:paragraph-rsid="00b5cd55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top="0.101cm" fo:margin-bottom="0.101cm" loext:contextual-spacing="false" fo:text-align="center" style:justify-single-word="false"/>
    </style:style>
    <style:style style:name="P17" style:family="paragraph" style:parent-style-name="Table_20_Heading">
      <style:paragraph-properties fo:margin-top="0.101cm" fo:margin-bottom="0.101cm" loext:contextual-spacing="false"/>
      <style:text-properties fo:font-size="10pt" officeooo:rsid="00ac126a" officeooo:paragraph-rsid="00ac126a" style:font-size-asian="10pt" style:font-size-complex="10pt"/>
    </style:style>
    <style:style style:name="P18" style:family="paragraph" style:parent-style-name="Table_20_Contents">
      <style:text-properties fo:font-size="8pt" officeooo:rsid="00ac126a" officeooo:paragraph-rsid="00ac126a" style:font-size-asian="8pt" style:font-size-complex="8pt"/>
    </style:style>
    <style:style style:name="P19" style:family="paragraph" style:parent-style-name="Text_20_body">
      <style:text-properties style:font-name="Lato" fo:font-size="10pt" fo:font-weight="normal" officeooo:rsid="00aa452e" officeooo:paragraph-rsid="00aa452e" style:font-size-asian="10pt" style:font-weight-asian="normal" style:font-size-complex="10pt" style:font-weight-complex="normal"/>
    </style:style>
    <style:style style:name="P20" style:family="paragraph" style:parent-style-name="Text_20_body">
      <style:text-properties officeooo:paragraph-rsid="00aa452e"/>
    </style:style>
    <style:style style:name="P21" style:family="paragraph" style:parent-style-name="Text_20_body">
      <style:paragraph-properties fo:break-before="page"/>
      <style:text-properties officeooo:paragraph-rsid="00aa452e"/>
    </style:style>
    <style:style style:name="P22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0pt" fo:font-weight="bold" officeooo:rsid="00aa452e" officeooo:paragraph-rsid="00aa452e" style:font-size-asian="10pt" style:font-weight-asian="bold" style:font-size-complex="10pt" style:font-weight-complex="bold"/>
    </style:style>
    <style:style style:name="P23" style:family="paragraph" style:parent-style-name="Table_20_Contents" style:list-style-name="L1">
      <style:paragraph-properties fo:margin-top="0.101cm" fo:margin-bottom="0.101cm" loext:contextual-spacing="false" fo:text-align="start" style:justify-single-word="false"/>
      <style:text-properties fo:font-size="10pt" officeooo:rsid="00c89b65" officeooo:paragraph-rsid="00c89b65" style:font-size-asian="8.75pt" style:font-size-complex="10pt"/>
    </style:style>
    <style:style style:name="P24" style:family="paragraph" style:parent-style-name="Title">
      <style:text-properties style:font-name="Lato" fo:font-size="4pt" fo:font-weight="bold" officeooo:rsid="001e96d6" officeooo:paragraph-rsid="00a2ed34" style:font-size-asian="3.5pt" style:font-weight-asian="bold" style:font-size-complex="4pt" style:font-weight-complex="bold"/>
    </style:style>
    <style:style style:name="P25" style:family="paragraph">
      <style:paragraph-properties fo:text-align="center"/>
    </style:style>
    <style:style style:name="T1" style:family="text">
      <style:text-properties officeooo:rsid="0126a7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5cd55" style:font-weight-asian="bold" style:font-weight-complex="bold"/>
    </style:style>
    <style:style style:name="T4" style:family="text">
      <style:text-properties officeooo:rsid="00beb5a9"/>
    </style:style>
    <style:style style:name="T5" style:family="text">
      <style:text-properties officeooo:rsid="0126f94e"/>
    </style:style>
    <style:style style:name="T6" style:family="text">
      <style:text-properties officeooo:rsid="00a4603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2a60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section text:style-name="Sect1" text:name="Section-production">
        <table:table table:name="Table-production-title" table:style-name="Table-production-title">
          <table:table-column table:style-name="Table-production-title.A"/>
          <table:table-column table:style-name="Table-production-title.B"/>
          <table:table-row table:style-name="TableLine93847721465472">
            <table:table-cell table:style-name="Table-production-title.A1" office:value-type="string">
              <text:p text:style-name="P12"><text:span text:style-name="T2">Parcelle :</text:span> <text:span text:style-name="T8">[PRODUCTION_NAME] | [PRODUCTION_SURFACE_AREA]</text:span></text:p>
            </table:table-cell>
            <table:table-cell table:style-name="Table-production-title.A1" office:value-type="string">
              <text:p text:style-name="P13"><text:span text:style-name="T2">Îlot PAC :</text:span> <text:span text:style-name="T8">[PAC_ISLET]</text:span></text:p>
            </table:table-cell>
          </table:table-row>
        </table:table>
        <text:p text:style-name="P19">période de production : [PRODUCTION_PERIOD]</text:p>
        <table:table table:name="Table-infos" table:style-name="Table-infos">
          <table:table-column table:style-name="Table-infos.A"/>
          <table:table-column table:style-name="Table-infos.B"/>
          <table:table-row table:style-name="TableLine93847686273952">
            <table:table-cell table:style-name="Table-infos.A1" office:value-type="string">
              <text:p text:style-name="P7">Zone cultivable : <text:span text:style-name="T7">[CULTIVABLE_ZONE]</text:span></text:p>
            </table:table-cell>
            <table:table-cell table:style-name="Table-infos.B1" office:value-type="string">
              <text:p text:style-name="P5"><text:span text:style-name="T2">Production de référence :</text:span> [PRODUCTION_NATURE]</text:p>
            </table:table-cell>
          </table:table-row>
          <table:table-row table:style-name="TableLine93847719421952">
            <table:table-cell table:style-name="Table-infos.A2" office:value-type="string">
              <text:p text:style-name="P5"><text:span text:style-name="T2">Activité :</text:span> [ACTIVITY]</text:p>
            </table:table-cell>
            <table:table-cell table:style-name="Table-infos.B2" office:value-type="string">
              <text:p text:style-name="P7">Variété(s) :</text:p>
            </table:table-cell>
          </table:table-row>
          <table:table-row table:style-name="TableLine93847671356688">
            <table:table-cell table:style-name="Table-infos.A2" office:value-type="string">
              <text:p text:style-name="P6"><text:span text:style-name="T2">Semis : </text:span>[SOWING_PERIOD]</text:p>
            </table:table-cell>
            <table:table-cell table:style-name="Table-infos.B2" table:number-rows-spanned="2" office:value-type="string">
              <table:table table:name="Table-varieties" table:style-name="Table-varieties">
                <table:table-column table:style-name="Table-varieties.A"/>
                <table:table-row table:style-name="TableLine93847774967264">
                  <table:table-cell table:style-name="Table-varieties.A1" office:value-type="string">
                    <text:list xml:id="list1940699641" text:style-name="L1">
                      <text:list-item>
                        <text:p text:style-name="P23">[VARIETY_NAME] | [VARIETY_SURFACE]</text:p>
                      </text:list-item>
                    </text:list>
                  </table:table-cell>
                </table:table-row>
              </table:table>
              <text:p text:style-name="Standard"/>
            </table:table-cell>
          </table:table-row>
          <table:table-row table:style-name="TableLine93847760293376">
            <table:table-cell table:style-name="Table-infos.A4" office:value-type="string">
              <text:p text:style-name="P14">Récolte : <text:span text:style-name="T7">[HARVEST_PERIOD]</text:span></text:p>
            </table:table-cell>
            <table:covered-table-cell/>
          </table:table-row>
        </table:table>
        <table:table table:name="Table-intervention" table:style-name="Table-intervention">
          <table:table-column table:style-name="Table-intervention.A"/>
          <table:table-column table:style-name="Table-intervention.B"/>
          <table:table-column table:style-name="Table-intervention.C"/>
          <table:table-column table:style-name="Table-intervention.D"/>
          <table:table-column table:style-name="Table-intervention.E"/>
          <table:table-column table:style-name="Table-intervention.F"/>
          <table:table-column table:style-name="Table-intervention.G"/>
          <table:table-column table:style-name="Table-intervention.H"/>
          <table:table-header-rows>
            <table:table-row table:style-name="TableLine93847695065440">
              <table:table-cell table:style-name="Table-intervention.A1" office:value-type="string">
                <text:p text:style-name="P17">Intervention</text:p>
              </table:table-cell>
              <table:table-cell table:style-name="Table-intervention.B1" office:value-type="string">
                <text:p text:style-name="P17">Début</text:p>
              </table:table-cell>
              <table:table-cell table:style-name="Table-intervention.B1" office:value-type="string">
                <text:p text:style-name="P17">Fin</text:p>
              </table:table-cell>
              <table:table-cell table:style-name="Table-intervention.B1" office:value-type="string">
                <text:p text:style-name="P17">Surface traitée</text:p>
              </table:table-cell>
              <table:table-cell table:style-name="Table-intervention.B1" office:value-type="string">
                <text:p text:style-name="P17">Nom commercial du produit</text:p>
              </table:table-cell>
              <table:table-cell table:style-name="Table-intervention.B1" office:value-type="string">
                <text:p text:style-name="P17">Dose</text:p>
              </table:table-cell>
              <table:table-cell table:style-name="Table-intervention.B1" office:value-type="string">
                <text:p text:style-name="P17">Usage</text:p>
              </table:table-cell>
              <table:table-cell table:style-name="Table-intervention.H1" office:value-type="string">
                <text:p text:style-name="P17">Commentaires</text:p>
              </table:table-cell>
            </table:table-row>
          </table:table-header-rows>
          <table:table-row table:style-name="TableLine93847706059360">
            <table:table-cell table:style-name="Table-intervention.A2" office:value-type="string">
              <text:p text:style-name="P10">[INTERVENTION_NAME]</text:p>
            </table:table-cell>
            <table:table-cell table:style-name="Table-intervention.B2" office:value-type="string">
              <text:p text:style-name="P10">[INTERVENTION_START]</text:p>
            </table:table-cell>
            <table:table-cell table:style-name="Table-intervention.C2" office:value-type="string">
              <text:p text:style-name="P10">[INTERVENTION_STOP]</text:p>
            </table:table-cell>
            <table:table-cell table:style-name="Table-intervention.D2" office:value-type="string">
              <text:p text:style-name="P10">[WORKING_ZONE]</text:p>
            </table:table-cell>
            <table:table-cell table:style-name="Table-intervention.E2" table:number-columns-spanned="3" office:value-type="string">
              <table:table table:name="Table-input" table:style-name="Table-input">
                <table:table-column table:style-name="Table-input.A"/>
                <table:table-column table:style-name="Table-input.B"/>
                <table:table-column table:style-name="Table-input.C"/>
                <table:table-row table:style-name="TableLine93847711353392">
                  <table:table-cell table:style-name="Table-input.A1" office:value-type="string">
                    <text:p text:style-name="P8">[INPUT_NAME]</text:p>
                  </table:table-cell>
                  <table:table-cell table:style-name="Table-input.A1" office:value-type="string">
                    <text:p text:style-name="P18">[INPUT_QUANTITY]</text:p>
                  </table:table-cell>
                  <table:table-cell table:style-name="Table-input.A1" office:value-type="string">
                    <text:p text:style-name="P18">[INPUT_USAGE]</text:p>
                  </table:table-cell>
                </table:table-row>
              </table:table>
              <text:p text:style-name="P9"/>
            </table:table-cell>
            <table:covered-table-cell/>
            <table:covered-table-cell/>
            <table:table-cell table:style-name="Table-intervention.H2" office:value-type="string">
              <text:p text:style-name="P10">[DESCRIPTION]</text:p>
            </table:table-cell>
          </table:table-row>
        </table:table>
        <text:p text:style-name="P20"/>
        <text:p text:style-name="P21"/>
      </text:section>
      <text:section text:style-name="Sect2" text:name="Section_no_production">
        <table:table table:name="no-data-table" table:style-name="no-data-table">
          <table:table-column table:style-name="no-data-table.A"/>
          <table:table-row table:style-name="TableLine93847688165904">
            <table:table-cell table:style-name="no-data-table.A1" office:value-type="string">
              <text:p text:style-name="P11">Aucune parcelle sur cette campagne</text:p>
            </table:table-cell>
          </table:table-row>
        </table:table>
        <text:p text:style-name="P16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7cm" table:align="margins"/>
    </style:style>
    <style:style style:name="Header.A" style:family="table-column">
      <style:table-column-properties style:column-width="2cm" style:rel-column-width="4732*"/>
    </style:style>
    <style:style style:name="Header.B" style:family="table-column">
      <style:table-column-properties style:column-width="23.7cm" style:rel-column-width="56070*"/>
    </style:style>
    <style:style style:name="Header.C" style:family="table-column">
      <style:table-column-properties style:column-width="2cm" style:rel-column-width="4733*"/>
    </style:style>
    <style:style style:name="Header.A1" style:family="table-cell">
      <style:table-cell-properties style:writing-mode="page"/>
    </style:style>
    <style:style style:name="FOOTER" style:family="table">
      <style:table-properties style:width="27.7cm" table:align="margins"/>
    </style:style>
    <style:style style:name="FOOTER.A" style:family="table-column">
      <style:table-column-properties style:column-width="2cm" style:rel-column-width="4732*"/>
    </style:style>
    <style:style style:name="FOOTER.B" style:family="table-column">
      <style:table-column-properties style:column-width="23.7cm" style:rel-column-width="56070*"/>
    </style:style>
    <style:style style:name="FOOTER.C" style:family="table-column">
      <style:table-column-properties style:column-width="2cm" style:rel-column-width="4733*"/>
    </style:style>
    <style:style style:name="FOOTER.A1" style:family="table-cell">
      <style:table-cell-properties style:vertical-align="middle" style:writing-mode="pag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margin-top="0.101cm" fo:margin-bottom="0.101cm" loext:contextual-spacing="false"/>
      <style:text-properties fo:font-size="20pt" style:font-size-asian="20pt" style:font-size-complex="20pt"/>
    </style:style>
    <style:style style:name="MP3" style:family="paragraph" style:parent-style-name="Table_20_Contents">
      <style:paragraph-properties fo:margin-top="0.101cm" fo:margin-bottom="0.101cm" loext:contextual-spacing="false"/>
      <style:text-properties fo:font-size="20pt" officeooo:rsid="00b5cd55" officeooo:paragraph-rsid="00b5cd55" style:font-size-asian="20pt" style:font-size-complex="20pt"/>
    </style:style>
    <style:style style:name="MP4" style:family="paragraph" style:parent-style-name="Table_20_Contents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MP5" style:family="paragraph" style:parent-style-name="Standard">
      <style:paragraph-properties fo:text-align="center" style:justify-single-word="false"/>
      <style:text-properties style:font-name="Lato" fo:font-size="10pt" fo:font-style="italic" officeooo:rsid="00307e29" officeooo:paragraph-rsid="00b5cd55" style:font-size-asian="10pt" style:font-style-asian="italic" style:font-size-complex="10pt" style:font-style-complex="italic"/>
    </style:style>
    <style:style style:name="MP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ato" fo:font-size="10pt" fo:font-style="italic" officeooo:rsid="00a91021" officeooo:paragraph-rsid="00b5cd55" style:font-size-asian="10pt" style:font-style-asian="italic" style:font-size-complex="10pt" style:font-style-complex="italic"/>
    </style:style>
    <style:style style:name="MT1" style:family="text">
      <style:text-properties officeooo:rsid="0126a7de"/>
    </style:style>
    <style:style style:name="MT2" style:family="text">
      <style:text-properties fo:font-weight="bold" officeooo:rsid="00b5cd55" style:font-weight-asian="bold" style:font-weight-complex="bold"/>
    </style:style>
    <style:style style:name="MT3" style:family="text">
      <style:text-properties officeooo:rsid="00beb5a9"/>
    </style:style>
    <style:style style:name="MT4" style:family="text">
      <style:text-properties officeooo:rsid="0126f94e"/>
    </style:style>
    <style:style style:name="MT5" style:family="text">
      <style:text-properties officeooo:rsid="00a460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svg:height="1.69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TableLine93847623635456">
            <table:table-cell table:style-name="Header.A1" office:value-type="string">
              <text:p text:style-name="MP2"><draw:frame draw:style-name="Mfr1" draw:name="Image4" text:anchor-type="paragraph" svg:x="0.199cm" svg:y="-0.12cm" svg:width="1.455cm" svg:height="1.311cm" draw:z-index="1"><draw:image xlink:href="Pictures/10000201000001E0000001E0CB9C3B97E450A439.png" xlink:type="simple" xlink:show="embed" xlink:actuate="onLoad" loext:mime-type="image/png"/></draw:frame></text:p>
            </table:table-cell>
            <table:table-cell table:style-name="Header.A1" office:value-type="string">
              <text:p text:style-name="MP3">[DOCUMENT_NAME]</text:p>
            </table:table-cell>
            <table:table-cell table:style-name="Header.A1" office:value-type="string">
              <text:p text:style-name="MP2"/>
            </table:table-cell>
          </table:table-row>
        </table:table>
        <text:p text:style-name="Header"><draw:line text:anchor-type="paragraph" draw:z-index="3" draw:name="Forme1_0" draw:style-name="Mgr1" draw:text-style-name="MP1" svg:x1="0.072cm" svg:y1="0.427cm" svg:x2="27.617cm" svg:y2="0.427cm"><text:p/></draw:line></text:p>
        <text:p text:style-name="Header"/>
        <text:p text:style-name="Header"/>
        <text:p text:style-name="Header"/>
      </style:header>
      <style:footer>
        <text:p text:style-name="Footer"><draw:line text:anchor-type="paragraph" draw:z-index="5" draw:name="Forme1_2" draw:style-name="Mgr1" draw:text-style-name="MP1" svg:x1="0.12cm" svg:y1="0.116cm" svg:x2="27.665cm" svg:y2="0.116cm"><text:p/></draw:line></text:p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3847684584496">
            <table:table-cell table:style-name="FOOTER.A1" office:value-type="string">
              <text:p text:style-name="MP4"/>
            </table:table-cell>
            <table:table-cell table:style-name="FOOTER.A1" office:value-type="string">
              <text:p text:style-name="MP5"><text:span text:style-name="MT1">Exploitation : </text:span><text:span text:style-name="MT2">[COMPANY_NAME] [COMPANY_ADDRESS]</text:span>– <text:span text:style-name="MT3">Siret : </text:span><text:span text:style-name="MT2">[COMPANY_SIRET]</text:span></text:p>
              <text:p text:style-name="MP6"><text:span text:style-name="MT4">Nom du f</text:span>ichier : <text:span text:style-name="MT2">[DOCUMENT_NAME] </text:span>- <text:span text:style-name="MT5">Imprimé le </text:span><text:span text:style-name="MT2">[PRINTED_AT]</text:span></text:p>
            </table:table-cell>
            <table:table-cell table:style-name="FOOTER.A1" office:value-type="string">
              <text:p text:style-name="MP4"><text:page-number text:select-page="current">2</text:page-number>/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8T15:37:29.623098401</dc:date>
    <meta:editing-duration>PT13H44M41S</meta:editing-duration>
    <meta:editing-cycles>146</meta:editing-cycles>
    <meta:generator>LibreOffice/6.4.7.2$Linux_X86_64 LibreOffice_project/40$Build-2</meta:generator>
    <meta:document-statistic meta:table-count="8" meta:image-count="1" meta:object-count="0" meta:page-count="2" meta:paragraph-count="31" meta:word-count="81" meta:character-count="707" meta:non-whitespace-character-count="658"/>
  </office:meta>
</office:document-meta>
</file>